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size="48pt" style:font-size-asian="48pt" style:font-size-complex="48pt"/>
    </style:style>
    <style:style style:name="P3" style:parent-style-name="Normal" style:family="paragraph">
      <style:text-properties fo:font-size="48pt" style:font-size-asian="48pt" style:font-size-complex="48pt"/>
    </style:style>
  </office:automatic-styles>
  <office:body>
    <office:text text:use-soft-page-breaks="true">
      <text:p text:style-name="P1"/>
      <text:p text:style-name="Normal"><text:s text:c="55"/><text:span text:style-name="T2">CSE 102</text:span></text:p>
      <text:p text:style-name="P3"><text:s text:c="11"/>Lab Report</text:p>
      <text:p text:style-name="Normal"><text:s text:c="11"/>Name: MD.Mehedi Hasan Rumi</text:p>
      <text:p text:style-name="Normal"><text:s text:c="11"/>Intake:56</text:p>
      <text:p text:style-name="Normal"><text:s text:c="11"/>ID:20254103385</text:p>
      <text:p text:style-name="Normal"><text:s text:c="16"/></text:p>
      <text:p text:style-name="Normal"><text:s text:c="6"/></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Problem NO:1</text:p>
      <text:p text:style-name="Normal">Title: C Program to Display User Information.</text:p>
      <text:p text:style-name="Normal">Problem Statement:</text:p>
      <text:p text:style-name="Normal">The task is to write a C program that prints the following details on the screen:</text:p>
      <text:p text:style-name="Normal"/>
      <text:p text:style-name="Normal">My name is Mr. Doe,</text:p>
      <text:p text:style-name="Normal">I am from USA,</text:p>
      <text:p text:style-name="Normal">My employee id : 4263.</text:p>
      <text:p text:style-name="Normal">Algorithm/Process:</text:p>
      <text:p text:style-name="Normal">1. Start the program.</text:p>
      <text:p text:style-name="Normal"/>
      <text:p text:style-name="Normal"/>
      <text:p text:style-name="Normal">2. Use the printf() function to display the required text.</text:p>
      <text:p text:style-name="Normal"/>
      <text:p text:style-name="Normal"/>
      <text:p text:style-name="Normal">3. Print the name, country, and employee ID in the exact format given.</text:p>
      <text:p text:style-name="Normal"/>
      <text:p text:style-name="Normal"/>
      <text:p text:style-name="Normal">4. End the program.</text:p>
      <text:p text:style-name="Normal"/>
      <text:p text:style-name="Normal">Code:</text:p>
      <text:p text:style-name="Normal">#include&lt;stdio.h&gt;</text:p>
      <text:p text:style-name="Normal">int main(){</text:p>
      <text:p text:style-name="Normal"><text:tab/>printf("My name is Mr. Doe,\nI am from USA,\nMy employee id : 4263");</text:p>
      <text:p text:style-name="Normal"><text:s text:c="15"/>return 0;</text:p>
      <text:soft-page-break/>
      <text:p text:style-name="Normal">}</text:p>
      <text:p text:style-name="Normal"/>
      <text:p text:style-name="Normal">Output:</text:p>
      <text:p text:style-name="Normal">My name is Mr. Doe,</text:p>
      <text:p text:style-name="Normal">I am from USA,</text:p>
      <text:p text:style-name="Normal">My employee id : 4263.</text:p>
      <text:p text:style-name="Normal"/>
      <text:p text:style-name="Normal">Discussion:</text:p>
      <text:p text:style-name="Normal">This program demonstrates the use of the printf() function in C to display text on the screen. Each line of output is displayed using \n (newline character) to ensure the text appears on separate lines. Since the task is to only show fixed information (name, country, employee ID), no user input is required.</text:p>
      <text:p text:style-name="Normal"/>
      <text:p text:style-name="Normal">This program is simple but important because it introduces the concept of output formatting in C, which is fundamental in displaying messages, results, and structured information to the user.</text:p>
      <text:p text:style-name="Normal">Problem NO:02</text:p>
      <text:p text:style-name="Normal">Title:</text:p>
      <text:p text:style-name="Normal">C Program to Check Whether a Number is Positive or Not.</text:p>
      <text:p text:style-name="Normal">Problem Statement:</text:p>
      <text:p text:style-name="Normal">Write a program in C to take a number as input from the keyboard. The program should check whether the number is positive. If the number is positive, it should display "x is a positive number." Otherwise, it should display "x is not a positive number."</text:p>
      <text:p text:style-name="Normal">Algorithm/Process:</text:p>
      <text:p text:style-name="Normal">1. Start the program.</text:p>
      <text:p text:style-name="Normal"/>
      <text:p text:style-name="Normal"/>
      <text:p text:style-name="Normal">2. Input a number from the user.</text:p>
      <text:p text:style-name="Normal"/>
      <text:p text:style-name="Normal"/>
      <text:p text:style-name="Normal">3. Check if the number is greater than 0.</text:p>
      <text:p text:style-name="Normal"/>
      <text:p text:style-name="Normal">If yes, display "number is a positive number."</text:p>
      <text:p text:style-name="Normal"/>
      <text:p text:style-name="Normal">Otherwise, display "number is not a positive number."</text:p>
      <text:p text:style-name="Normal">4. End the program.</text:p>
      <text:p text:style-name="Normal"/>
      <text:p text:style-name="Normal">Code:</text:p>
      <text:p text:style-name="Normal">#include &lt;stdio.h&gt;</text:p>
      <text:p text:style-name="Normal">int main()</text:p>
      <text:p text:style-name="Normal">{</text:p>
      <text:p text:style-name="Normal"><text:tab/>int a;</text:p>
      <text:p text:style-name="Normal"><text:tab/>printf("Enter a number:");</text:p>
      <text:p text:style-name="Normal"><text:tab/>scanf("%d", &amp;a);</text:p>
      <text:p text:style-name="Normal"><text:tab/>if (a &gt; 0)</text:p>
      <text:p text:style-name="Normal"><text:tab/>{</text:p>
      <text:p text:style-name="Normal"><text:tab/><text:tab/>printf("%d is a Positive Number", a);</text:p>
      <text:p text:style-name="Normal"><text:tab/>}</text:p>
      <text:p text:style-name="Normal"><text:tab/>else if (a == 0)</text:p>
      <text:p text:style-name="Normal"><text:tab/>{</text:p>
      <text:p text:style-name="Normal"><text:tab/><text:tab/>printf("0 is 0", a);</text:p>
      <text:p text:style-name="Normal"><text:tab/>}</text:p>
      <text:p text:style-name="Normal"><text:tab/>else</text:p>
      <text:p text:style-name="Normal"><text:tab/>{</text:p>
      <text:soft-page-break/>
      <text:p text:style-name="Normal"><text:tab/><text:tab/>printf("%d is not a Positive Number",a);</text:p>
      <text:p text:style-name="Normal"><text:tab/>}</text:p>
      <text:p text:style-name="Normal">}</text:p>
      <text:p text:style-name="Normal"/>
      <text:p text:style-name="Normal">Sample Output 1 (Positive Number):</text:p>
      <text:p text:style-name="Normal"/>
      <text:p text:style-name="Normal">Enter a number: 5</text:p>
      <text:p text:style-name="Normal">5 is a positive number.</text:p>
      <text:p text:style-name="Normal"/>
      <text:p text:style-name="Normal">Sample Output 2 (Not Positive Number):</text:p>
      <text:p text:style-name="Normal"/>
      <text:p text:style-name="Normal">Enter a number: -5</text:p>
      <text:p text:style-name="Normal">-5 is not a positive number.</text:p>
      <text:p text:style-name="Normal"/>
      <text:p text:style-name="Normal">Discussion:</text:p>
      <text:p text:style-name="Normal"/>
      <text:p text:style-name="Normal">In this program, we use the if-else decision-making structure to check whether a number is positive.</text:p>
      <text:p text:style-name="Normal"/>
      <text:p text:style-name="Normal">If the number entered is greater than zero, the program prints that it is a positive number.</text:p>
      <text:p text:style-name="Normal"/>
      <text:p text:style-name="Normal">Otherwise (for zero or negative numbers), the program prints that it is not a positive number.</text:p>
      <text:p text:style-name="Normal"/>
      <text:p text:style-name="Normal"/>
      <text:p text:style-name="Normal">This program introduces conditional statements in C, which are essential for making logical decisions in programmin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Problem NO:03</text:p>
      <text:p text:style-name="Normal">Title:</text:p>
      <text:p text:style-name="Normal">C Program to Calculate Remaining Balance after Purchase and Receiving Money.</text:p>
      <text:p text:style-name="Normal"/>
      <text:p text:style-name="Normal"><text:s/>Statement:</text:p>
      <text:p text:style-name="Normal"/>
      <text:p text:style-name="Normal">Suppose a person has an initial balance of money. He purchases a product at a given cost, which is deducted from the balance. Later, he receives some money from his brother which is added to his balance. The task is to write a C program where the user inputs these values and finally sees how much money remains.</text:p>
      <text:p text:style-name="Normal"/>
      <text:p text:style-name="Normal"/>
      <text:soft-page-break/>
      <text:p text:style-name="Normal">Algorithm / Process:</text:p>
      <text:p text:style-name="Normal"/>
      <text:p text:style-name="Normal">1. Start the program.</text:p>
      <text:p text:style-name="Normal"/>
      <text:p text:style-name="Normal"/>
      <text:p text:style-name="Normal">2. Input the initial balance from the user.</text:p>
      <text:p text:style-name="Normal"/>
      <text:p text:style-name="Normal"/>
      <text:p text:style-name="Normal">3. Input the product price from the user.</text:p>
      <text:p text:style-name="Normal"/>
      <text:p text:style-name="Normal"/>
      <text:p text:style-name="Normal">4. Subtract the product price from the balance.</text:p>
      <text:p text:style-name="Normal"/>
      <text:p text:style-name="Normal"/>
      <text:p text:style-name="Normal">5. Input the amount of money received from the brother.</text:p>
      <text:p text:style-name="Normal"/>
      <text:p text:style-name="Normal"/>
      <text:p text:style-name="Normal">6. Add this amount to the balance.</text:p>
      <text:p text:style-name="Normal"/>
      <text:p text:style-name="Normal"/>
      <text:p text:style-name="Normal">7. Display the final remaining balance.</text:p>
      <text:p text:style-name="Normal"/>
      <text:p text:style-name="Normal"/>
      <text:p text:style-name="Normal">8. End the program.</text:p>
      <text:p text:style-name="Normal"/>
      <text:p text:style-name="Normal"/>
      <text:soft-page-break/>
      <text:p text:style-name="Normal">Code:</text:p>
      <text:p text:style-name="Normal"/>
      <text:p text:style-name="Normal">#include &lt;stdio.h&gt;</text:p>
      <text:p text:style-name="Normal"/>
      <text:p text:style-name="Normal">int main() {</text:p>
      <text:p text:style-name="Normal"><text:s text:c="4"/>int balance, givenMoney;</text:p>
      <text:p text:style-name="Normal"><text:s text:c="4"/>float productPrice, remained;</text:p>
      <text:p text:style-name="Normal"/>
      <text:p text:style-name="Normal"><text:s text:c="4"/>printf("Enter your balance:\n");</text:p>
      <text:p text:style-name="Normal"><text:s text:c="4"/>scanf("%d", &amp;balance);</text:p>
      <text:p text:style-name="Normal"/>
      <text:p text:style-name="Normal"><text:s text:c="4"/>printf("Enter the price of product:\n");</text:p>
      <text:p text:style-name="Normal"><text:s text:c="4"/>scanf("%f", &amp;productPrice);</text:p>
      <text:p text:style-name="Normal"/>
      <text:p text:style-name="Normal"><text:s text:c="4"/>remained = balance - productPrice;</text:p>
      <text:p text:style-name="Normal"><text:s text:c="4"/>printf("Remained balance: %.2f\n", remained);</text:p>
      <text:p text:style-name="Normal"/>
      <text:p text:style-name="Normal"><text:s text:c="4"/>printf("Enter the money that you got:\n");</text:p>
      <text:p text:style-name="Normal"><text:s text:c="4"/>scanf("%d", &amp;givenMoney);</text:p>
      <text:p text:style-name="Normal"/>
      <text:p text:style-name="Normal"><text:s text:c="4"/>remained += givenMoney;</text:p>
      <text:p text:style-name="Normal"><text:s text:c="4"/>printf("Final amount: %.2f\n", remained);</text:p>
      <text:p text:style-name="Normal"/>
      <text:p text:style-name="Normal"><text:s text:c="4"/>return 0;</text:p>
      <text:p text:style-name="Normal">}</text:p>
      <text:p text:style-name="Normal"/>
      <text:p text:style-name="Normal"/>
      <text:p text:style-name="Normal"><text:s/>Output:</text:p>
      <text:p text:style-name="Normal"/>
      <text:p text:style-name="Normal">Enter your balance: 500</text:p>
      <text:p text:style-name="Normal">Enter product price: 350.80</text:p>
      <text:p text:style-name="Normal">Enter money received from brother: 200</text:p>
      <text:p text:style-name="Normal">Remaining money: 349.20 Tk.</text:p>
      <text:p text:style-name="Normal"/>
      <text:p text:style-name="Normal">Discussion:</text:p>
      <text:p text:style-name="Normal"/>
      <text:p text:style-name="Normal">In this program, we used the float data type because the balance and product price may include decimal values (like 350.80 Tk). The program allows the user to input different values, not just fixed ones. First, the product price is subtracted from the initial balance. Then, the money received from the brother is added. Finally, the program prints the remaining balance using %.2f to show the result with two decimal places.</text:p>
      <text:p text:style-name="Normal"/>
      <text:p text:style-name="Normal">This program is useful for simple money management problems and demonstrates the use of arithmetic operations, user input with scanf(), and formatted output with printf().</text:p>
      <text:p text:style-name="Normal"/>
      <text:p text:style-name="Normal"/>
      <text:p text:style-name="Normal"/>
      <text:p text:style-name="Normal"/>
      <text:p text:style-name="Normal"/>
      <text:p text:style-name="Normal"><text:line-break/></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shraful Nayeem</meta:initial-creator>
    <dc:creator>Ashraful Nayeem</dc:creator>
    <meta:creation-date>2025-08-19T16:49:00Z</meta:creation-date>
    <dc:date>2025-08-19T16:49:00Z</dc:date>
    <meta:template xlink:href="Normal.dotm" xlink:type="simple"/>
    <meta:editing-cycles>2</meta:editing-cycles>
    <meta:editing-duration>PT0S</meta:editing-duration>
    <meta:document-statistic meta:page-count="10" meta:paragraph-count="9" meta:word-count="721" meta:character-count="4823" meta:row-count="34" meta:non-whitespace-character-count="4111"/>
  </office:meta>
</office:document-meta>
</file>